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2d15e"/>
    </style:style>
    <style:style style:name="P2" style:family="paragraph" style:parent-style-name="Standard">
      <style:text-properties fo:font-weight="bold" officeooo:rsid="0012d15e" officeooo:paragraph-rsid="0012d15e" style:font-weight-asian="bold" style:font-weight-complex="bold"/>
    </style:style>
    <style:style style:name="P3" style:family="paragraph" style:parent-style-name="Standard">
      <style:text-properties fo:font-weight="normal" officeooo:rsid="0012d15e" officeooo:paragraph-rsid="0012d15e" style:font-weight-asian="normal" style:font-weight-complex="normal"/>
    </style:style>
    <style:style style:name="P4" style:family="paragraph" style:parent-style-name="Standard">
      <style:text-properties fo:font-weight="normal" officeooo:rsid="0012d15e" officeooo:paragraph-rsid="00217068" style:font-weight-asian="normal" style:font-weight-complex="normal"/>
    </style:style>
    <style:style style:name="P5" style:family="paragraph" style:parent-style-name="Standard">
      <style:text-properties fo:font-weight="normal" officeooo:rsid="0012d15e" officeooo:paragraph-rsid="0022a3fd" style:font-weight-asian="normal" style:font-weight-complex="normal"/>
    </style:style>
    <style:style style:name="P6" style:family="paragraph" style:parent-style-name="Standard">
      <style:text-properties fo:font-weight="normal" officeooo:rsid="00145b92" officeooo:paragraph-rsid="00239ff6" style:font-weight-asian="normal" style:font-weight-complex="normal"/>
    </style:style>
    <style:style style:name="P7" style:family="paragraph" style:parent-style-name="Standard">
      <style:text-properties fo:font-weight="normal" officeooo:rsid="00145b92" officeooo:paragraph-rsid="001b1d82" style:font-weight-asian="normal" style:font-weight-complex="normal"/>
    </style:style>
    <style:style style:name="P8" style:family="paragraph" style:parent-style-name="Standard">
      <style:text-properties fo:font-weight="bold" officeooo:rsid="0012d15e" officeooo:paragraph-rsid="001407bf" style:font-weight-asian="bold" style:font-weight-complex="bold"/>
    </style:style>
    <style:style style:name="P9" style:family="paragraph" style:parent-style-name="Standard">
      <style:text-properties fo:font-weight="bold" officeooo:rsid="0012d15e" officeooo:paragraph-rsid="0012d15e" style:font-weight-asian="bold" style:font-weight-complex="bold"/>
    </style:style>
    <style:style style:name="P10" style:family="paragraph" style:parent-style-name="Standard">
      <style:text-properties fo:font-weight="bold" officeooo:rsid="0012d15e" officeooo:paragraph-rsid="00194b75" style:font-weight-asian="bold" style:font-weight-complex="bold"/>
    </style:style>
    <style:style style:name="P11" style:family="paragraph" style:parent-style-name="Standard">
      <style:text-properties fo:font-weight="bold" officeooo:rsid="0012d15e" officeooo:paragraph-rsid="0018584d" style:font-weight-asian="bold" style:font-weight-complex="bold"/>
    </style:style>
    <style:style style:name="P12" style:family="paragraph" style:parent-style-name="Standard">
      <style:text-properties fo:font-weight="bold" officeooo:rsid="0012d15e" officeooo:paragraph-rsid="0020f75c" style:font-weight-asian="bold" style:font-weight-complex="bold"/>
    </style:style>
    <style:style style:name="P13" style:family="paragraph" style:parent-style-name="Standard">
      <style:text-properties fo:font-weight="bold" officeooo:rsid="00180c6b" officeooo:paragraph-rsid="00180c6b" style:font-weight-asian="bold" style:font-weight-complex="bold"/>
    </style:style>
    <style:style style:name="P14" style:family="paragraph" style:parent-style-name="Standard">
      <style:text-properties fo:font-weight="bold" officeooo:rsid="00180c6b" officeooo:paragraph-rsid="00186dc6" style:font-weight-asian="bold" style:font-weight-complex="bold"/>
    </style:style>
    <style:style style:name="P15" style:family="paragraph" style:parent-style-name="Standard">
      <style:text-properties fo:font-weight="bold" officeooo:rsid="00180c6b" officeooo:paragraph-rsid="00194b75" style:font-weight-asian="bold" style:font-weight-complex="bold"/>
    </style:style>
    <style:style style:name="P16" style:family="paragraph" style:parent-style-name="Standard">
      <style:text-properties fo:font-weight="bold" officeooo:rsid="00180c6b" officeooo:paragraph-rsid="001b1d82" style:font-weight-asian="bold" style:font-weight-complex="bold"/>
    </style:style>
    <style:style style:name="P17" style:family="paragraph" style:parent-style-name="Standard">
      <style:text-properties fo:font-weight="bold" officeooo:rsid="00180c6b" officeooo:paragraph-rsid="001d1342" style:font-weight-asian="bold" style:font-weight-complex="bold"/>
    </style:style>
    <style:style style:name="P18" style:family="paragraph" style:parent-style-name="Standard">
      <style:text-properties fo:font-weight="bold" officeooo:rsid="00180c6b" officeooo:paragraph-rsid="001eb397" style:font-weight-asian="bold" style:font-weight-complex="bold"/>
    </style:style>
    <style:style style:name="P19" style:family="paragraph" style:parent-style-name="Standard">
      <style:text-properties fo:font-weight="bold" officeooo:rsid="00180c6b" officeooo:paragraph-rsid="0020f75c" style:font-weight-asian="bold" style:font-weight-complex="bold"/>
    </style:style>
    <style:style style:name="P20" style:family="paragraph" style:parent-style-name="Standard">
      <style:text-properties fo:font-weight="bold" officeooo:rsid="00180c6b" officeooo:paragraph-rsid="00217068" style:font-weight-asian="bold" style:font-weight-complex="bold"/>
    </style:style>
    <style:style style:name="P21" style:family="paragraph" style:parent-style-name="Standard">
      <style:text-properties fo:font-weight="bold" officeooo:rsid="00180c6b" officeooo:paragraph-rsid="00237e55" style:font-weight-asian="bold" style:font-weight-complex="bold"/>
    </style:style>
    <style:style style:name="P22" style:family="paragraph" style:parent-style-name="Standard">
      <style:text-properties fo:font-weight="bold" officeooo:rsid="00180c6b" officeooo:paragraph-rsid="00239ff6" style:font-weight-asian="bold" style:font-weight-complex="bold"/>
    </style:style>
    <style:style style:name="P23" style:family="paragraph" style:parent-style-name="Standard">
      <style:text-properties fo:font-weight="bold" officeooo:rsid="0018584d" officeooo:paragraph-rsid="0018584d" style:font-weight-asian="bold" style:font-weight-complex="bold"/>
    </style:style>
    <style:style style:name="P24" style:family="paragraph" style:parent-style-name="Standard">
      <style:text-properties fo:font-weight="bold" officeooo:rsid="0018584d" officeooo:paragraph-rsid="001b1d82" style:font-weight-asian="bold" style:font-weight-complex="bold"/>
    </style:style>
    <style:style style:name="P25" style:family="paragraph" style:parent-style-name="Standard">
      <style:text-properties fo:font-weight="bold" officeooo:rsid="0018584d" officeooo:paragraph-rsid="001eb397" style:font-weight-asian="bold" style:font-weight-complex="bold"/>
    </style:style>
    <style:style style:name="P26" style:family="paragraph" style:parent-style-name="Standard">
      <style:text-properties fo:font-weight="bold" officeooo:rsid="0018584d" officeooo:paragraph-rsid="001fbd5e" style:font-weight-asian="bold" style:font-weight-complex="bold"/>
    </style:style>
    <style:style style:name="P27" style:family="paragraph" style:parent-style-name="Standard">
      <style:text-properties fo:font-weight="bold" officeooo:rsid="0018584d" officeooo:paragraph-rsid="0020f75c" style:font-weight-asian="bold" style:font-weight-complex="bold"/>
    </style:style>
    <style:style style:name="P28" style:family="paragraph" style:parent-style-name="Standard">
      <style:text-properties fo:font-weight="bold" officeooo:rsid="0018584d" officeooo:paragraph-rsid="00217068" style:font-weight-asian="bold" style:font-weight-complex="bold"/>
    </style:style>
    <style:style style:name="P29" style:family="paragraph" style:parent-style-name="Standard">
      <style:text-properties fo:font-weight="bold" officeooo:rsid="00186dc6" officeooo:paragraph-rsid="001d1342" style:font-weight-asian="bold" style:font-weight-complex="bold"/>
    </style:style>
    <style:style style:name="P30" style:family="paragraph" style:parent-style-name="Standard">
      <style:text-properties fo:font-weight="bold" officeooo:rsid="00194b75" officeooo:paragraph-rsid="00194b75" style:font-weight-asian="bold" style:font-weight-complex="bold"/>
    </style:style>
    <style:style style:name="P31" style:family="paragraph" style:parent-style-name="Standard">
      <style:text-properties fo:font-weight="bold" officeooo:rsid="001fbd5e" officeooo:paragraph-rsid="001fbd5e" style:font-weight-asian="bold" style:font-weight-complex="bold"/>
    </style:style>
    <style:style style:name="P32" style:family="paragraph" style:parent-style-name="Standard">
      <style:text-properties fo:font-weight="bold" officeooo:rsid="00237e55" officeooo:paragraph-rsid="00237e55" style:font-weight-asian="bold" style:font-weight-complex="bold"/>
    </style:style>
    <style:style style:name="P33" style:family="paragraph" style:parent-style-name="Standard">
      <style:text-properties fo:color="#c9211e" loext:opacity="100%" fo:font-size="14pt" officeooo:rsid="00217068" officeooo:paragraph-rsid="00217068" style:font-size-asian="14pt" style:font-size-complex="14pt"/>
    </style:style>
    <style:style style:name="P34" style:family="paragraph" style:parent-style-name="Standard">
      <style:text-properties officeooo:paragraph-rsid="0012d15e"/>
    </style:style>
    <style:style style:name="P35" style:family="paragraph" style:parent-style-name="Standard">
      <style:text-properties fo:font-size="15pt" fo:font-weight="bold" officeooo:rsid="0012d15e" officeooo:paragraph-rsid="0012d15e" style:font-size-asian="15pt" style:font-weight-asian="bold" style:font-size-complex="15pt" style:font-weight-complex="bold"/>
    </style:style>
    <style:style style:name="P36" style:family="paragraph" style:parent-style-name="Standard">
      <style:text-properties fo:color="#000000" loext:opacity="100%" fo:font-weight="bold" officeooo:rsid="00194b75" officeooo:paragraph-rsid="00194b75" style:font-weight-asian="bold" style:font-weight-complex="bold"/>
    </style:style>
    <style:style style:name="P37" style:family="paragraph" style:parent-style-name="Standard">
      <style:text-properties fo:color="#000000" loext:opacity="100%" fo:font-weight="bold" officeooo:rsid="00194b75" officeooo:paragraph-rsid="001b1d82" style:font-weight-asian="bold" style:font-weight-complex="bold"/>
    </style:style>
    <style:style style:name="P38" style:family="paragraph" style:parent-style-name="Standard">
      <style:text-properties fo:color="#000000" loext:opacity="100%" fo:font-weight="bold" officeooo:rsid="001b1d82" officeooo:paragraph-rsid="001b1d82" style:font-weight-asian="bold" style:font-weight-complex="bold"/>
    </style:style>
    <style:style style:name="P39" style:family="paragraph" style:parent-style-name="Standard">
      <style:text-properties fo:color="#000000" loext:opacity="100%" fo:font-weight="bold" officeooo:rsid="001d1342" officeooo:paragraph-rsid="001d1342" style:font-weight-asian="bold" style:font-weight-complex="bold"/>
    </style:style>
    <style:style style:name="P40" style:family="paragraph" style:parent-style-name="Standard">
      <style:text-properties fo:color="#000000" loext:opacity="100%" fo:font-weight="bold" officeooo:rsid="001eb397" officeooo:paragraph-rsid="001eb397" style:font-weight-asian="bold" style:font-weight-complex="bold"/>
    </style:style>
    <style:style style:name="P41" style:family="paragraph" style:parent-style-name="Standard">
      <style:text-properties fo:color="#000000" loext:opacity="100%" fo:font-weight="normal" officeooo:rsid="001eb397" officeooo:paragraph-rsid="001eb397" style:font-weight-asian="normal" style:font-weight-complex="normal"/>
    </style:style>
    <style:style style:name="P42" style:family="paragraph" style:parent-style-name="Standard">
      <style:paragraph-properties fo:text-align="center" style:justify-single-word="false"/>
      <style:text-properties fo:font-size="16pt" fo:font-weight="bold" officeooo:paragraph-rsid="0012d15e" style:font-size-asian="16pt" style:font-weight-asian="bold" style:font-size-complex="16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2d15e" style:font-weight-asian="normal" style:font-weight-complex="normal"/>
    </style:style>
    <style:style style:name="T3" style:family="text">
      <style:text-properties fo:font-weight="normal" officeooo:rsid="001407bf" style:font-weight-asian="normal" style:font-weight-complex="normal"/>
    </style:style>
    <style:style style:name="T4" style:family="text">
      <style:text-properties fo:font-weight="normal" officeooo:rsid="00176b5c" style:font-weight-asian="normal" style:font-weight-complex="normal"/>
    </style:style>
    <style:style style:name="T5" style:family="text">
      <style:text-properties fo:font-weight="normal" officeooo:rsid="00186dc6" style:font-weight-asian="normal" style:font-weight-complex="normal"/>
    </style:style>
    <style:style style:name="T6" style:family="text">
      <style:text-properties fo:font-weight="normal" officeooo:rsid="00194b75" style:font-weight-asian="normal" style:font-weight-complex="normal"/>
    </style:style>
    <style:style style:name="T7" style:family="text">
      <style:text-properties fo:font-weight="normal" officeooo:rsid="001b1d82" style:font-weight-asian="normal" style:font-weight-complex="normal"/>
    </style:style>
    <style:style style:name="T8" style:family="text">
      <style:text-properties fo:font-weight="normal" officeooo:rsid="001d1342" style:font-weight-asian="normal" style:font-weight-complex="normal"/>
    </style:style>
    <style:style style:name="T9" style:family="text">
      <style:text-properties fo:font-weight="normal" officeooo:rsid="00180c6b" style:font-weight-asian="normal" style:font-weight-complex="normal"/>
    </style:style>
    <style:style style:name="T10" style:family="text">
      <style:text-properties fo:font-weight="normal" officeooo:rsid="001d6018" style:font-weight-asian="normal" style:font-weight-complex="normal"/>
    </style:style>
    <style:style style:name="T11" style:family="text">
      <style:text-properties fo:font-weight="normal" officeooo:rsid="001eb397" style:font-weight-asian="normal" style:font-weight-complex="normal"/>
    </style:style>
    <style:style style:name="T12" style:family="text">
      <style:text-properties fo:font-weight="normal" officeooo:rsid="0020f75c" style:font-weight-asian="normal" style:font-weight-complex="normal"/>
    </style:style>
    <style:style style:name="T13" style:family="text">
      <style:text-properties fo:font-weight="normal" officeooo:rsid="0022a3fd" style:font-weight-asian="normal" style:font-weight-complex="normal"/>
    </style:style>
    <style:style style:name="T14" style:family="text">
      <style:text-properties fo:font-weight="normal" officeooo:rsid="00230ed5" style:font-weight-asian="normal" style:font-weight-complex="normal"/>
    </style:style>
    <style:style style:name="T15" style:family="text">
      <style:text-properties fo:font-weight="normal" officeooo:rsid="00237e55" style:font-weight-asian="normal" style:font-weight-complex="normal"/>
    </style:style>
    <style:style style:name="T16" style:family="text">
      <style:text-properties fo:font-weight="normal" officeooo:rsid="00239ff6" style:font-weight-asian="normal" style:font-weight-complex="normal"/>
    </style:style>
    <style:style style:name="T17" style:family="text">
      <style:text-properties fo:color="#c9211e" loext:opacity="100%"/>
    </style:style>
    <style:style style:name="T18" style:family="text">
      <style:text-properties fo:color="#c9211e" loext:opacity="100%" fo:font-weight="normal" style:font-weight-asian="normal" style:font-weight-complex="normal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officeooo:rsid="001407bf"/>
    </style:style>
    <style:style style:name="T21" style:family="text">
      <style:text-properties officeooo:rsid="00145b92"/>
    </style:style>
    <style:style style:name="T22" style:family="text">
      <style:text-properties officeooo:rsid="0012d15e"/>
    </style:style>
    <style:style style:name="T23" style:family="text">
      <style:text-properties style:text-underline-style="none"/>
    </style:style>
    <style:style style:name="T24" style:family="text">
      <style:text-properties style:text-underline-style="none" fo:font-weight="normal" style:font-weight-asian="normal" style:font-weight-complex="normal"/>
    </style:style>
    <style:style style:name="T25" style:family="text">
      <style:text-properties style:text-underline-style="none" fo:font-weight="normal" officeooo:rsid="0012d15e" style:font-weight-asian="normal" style:font-weight-complex="normal"/>
    </style:style>
    <style:style style:name="T26" style:family="text">
      <style:text-properties style:text-underline-style="none" fo:font-weight="normal" officeooo:rsid="001eb397" style:font-weight-asian="normal" style:font-weight-complex="normal"/>
    </style:style>
    <style:style style:name="T27" style:family="text">
      <style:text-properties style:text-underline-style="none" fo:font-weight="normal" officeooo:rsid="001fbd5e" style:font-weight-asian="normal" style:font-weight-complex="normal"/>
    </style:style>
    <style:style style:name="T28" style:family="text">
      <style:text-properties style:text-underline-style="none" fo:font-weight="normal" officeooo:rsid="00217068" style:font-weight-asian="normal" style:font-weight-complex="normal"/>
    </style:style>
    <style:style style:name="T29" style:family="text">
      <style:text-properties style:text-underline-style="none" fo:font-weight="normal" officeooo:rsid="00230ed5" style:font-weight-asian="normal" style:font-weight-complex="normal"/>
    </style:style>
    <style:style style:name="T30" style:family="text">
      <style:text-properties style:text-underline-style="none" officeooo:rsid="001fbd5e"/>
    </style:style>
    <style:style style:name="T31" style:family="text">
      <style:text-properties style:text-underline-style="none" officeooo:rsid="00217068"/>
    </style:style>
    <style:style style:name="T32" style:family="text">
      <style:text-properties officeooo:rsid="00194b75"/>
    </style:style>
    <style:style style:name="T33" style:family="text">
      <style:text-properties officeooo:rsid="001b1d82"/>
    </style:style>
    <style:style style:name="T34" style:family="text">
      <style:text-properties officeooo:rsid="00217068"/>
    </style:style>
    <style:style style:name="T35" style:family="text">
      <style:text-properties officeooo:rsid="0022a3fd"/>
    </style:style>
    <style:style style:name="T36" style:family="text">
      <style:text-properties officeooo:rsid="00239ff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PASO A TABLAS DE <text:span text:style-name="T34">MIRAVEREDA</text:span></text:p>
      <text:p text:style-name="P1"/>
      <text:p text:style-name="P33">Lyenda:</text:p>
      <text:p text:style-name="P33">C.P→ Clave primaria</text:p>
      <text:p text:style-name="P33">C.Aj → Clave Ajena</text:p>
      <text:p text:style-name="P33">V.N.N → Valor no nulo</text:p>
      <text:p text:style-name="P33">C.Alt → Clave Alternativa</text:p>
      <text:p text:style-name="P1"/>
      <text:p text:style-name="P1"/>
      <text:p text:style-name="P2">Cliente: <text:span text:style-name="T1">(nombre, apellidos, contraseña, n</text:span><text:span text:style-name="T3">um_</text:span><text:span text:style-name="T1">tarjeta,</text:span></text:p>
      <text:p text:style-name="P4">domicilio, email, có<text:span text:style-name="T23">digo_postal, fecha_nacimiento </text:span><text:span text:style-name="T31">y id_</text:span><text:span text:style-name="T30">contenVisua</text:span><text:span text:style-name="T23">)</text:span></text:p>
      <text:p text:style-name="P23"><text:span text:style-name="T23">C.P:</text:span><text:span text:style-name="T24"> </text:span><text:span text:style-name="T25">id_cliente</text:span></text:p>
      <text:p text:style-name="P28"><text:span text:style-name="T23">C.Aj:</text:span><text:span text:style-name="T28">id_</text:span><text:span text:style-name="T27">contenVisua → </text:span><text:span text:style-name="T28">Contenido Visual(id)</text:span></text:p>
      <text:p text:style-name="P24">V.N.N:<text:span text:style-name="T1">nombre,apellidos, </text:span><text:span text:style-name="T2">contraseña, email,</text:span><text:span text:style-name="T1"> fecha_nacimiento </text:span><text:span text:style-name="T14">y</text:span></text:p>
      <text:p text:style-name="P4"><text:span text:style-name="T31">fecha_nacimiento</text:span></text:p>
      <text:p text:style-name="P24"><text:span text:style-name="T33">C.Alt: </text:span><text:span text:style-name="T7">email</text:span></text:p>
      <text:p text:style-name="P11"><text:span text:style-name="T18"/></text:p>
      <text:p text:style-name="P11"><text:span text:style-name="T18"/></text:p>
      <text:p text:style-name="P6"><text:span text:style-name="T17">Aclaración: valoración→ Valoración de cada usuario</text:span></text:p>
      <text:p text:style-name="P40">Alquila<text:span text:style-name="T1">:(cobrado,facturado,valoración)</text:span></text:p>
      <text:p text:style-name="P25"><text:span text:style-name="T23">C.P:</text:span><text:span text:style-name="T24"> </text:span><text:span text:style-name="T25">id_</text:span><text:span text:style-name="T26">C</text:span><text:span text:style-name="T25">liente </text:span><text:span text:style-name="T26">y </text:span><text:span text:style-name="T27">id</text:span><text:span text:style-name="T26">_</text:span><text:span text:style-name="T27">contenVisua</text:span><text:span text:style-name="T28">l</text:span></text:p>
      <text:p text:style-name="P26"><text:span text:style-name="T23">C.Aj:</text:span><text:span text:style-name="T26">id_Cliente → Cliente(id_cliente) y </text:span><text:span text:style-name="T27">id</text:span><text:span text:style-name="T26">_</text:span><text:span text:style-name="T27">contentVisua</text:span><text:span text:style-name="T28">l</text:span><text:span text:style-name="T26">→ </text:span><text:span text:style-name="T27">id(Contenido</text:span></text:p>
      <text:p text:style-name="P26"><text:span text:style-name="T27">Visual)</text:span></text:p>
      <text:p text:style-name="P31"><text:span text:style-name="T23">V.N.N: </text:span><text:span text:style-name="T24">cobrado y factura</text:span><text:span text:style-name="T29">do</text:span></text:p>
      <text:p text:style-name="P31"><text:span text:style-name="T24"/></text:p>
      <text:p text:style-name="P41"/>
      <text:p text:style-name="P2">Factura: <text:span text:style-name="T1">( importe_base, </text:span><text:span text:style-name="T3">importe_con_iva</text:span><text:span text:style-name="T1">, fecha,</text:span><text:span text:style-name="T11">id_Cliente</text:span><text:span text:style-name="T1">) </text:span></text:p>
      <text:p text:style-name="P18">C.P: <text:span text:style-name="T2">numero_factura</text:span></text:p>
      <text:p text:style-name="P15">C.Aj<text:span text:style-name="T1">: </text:span><text:span text:style-name="T11">id_Cliente → Cliente(id_cliente)</text:span></text:p>
      <text:p text:style-name="P15"><text:span text:style-name="T32">V.N.N:</text:span><text:span text:style-name="T11">id_Cliente</text:span></text:p>
      <text:p text:style-name="P15"/>
      <text:p text:style-name="P15"/>
      <text:p text:style-name="P12">Línea de Factura:<text:span text:style-name="T1"> (</text:span><text:span text:style-name="T12">num_Factura</text:span><text:span text:style-name="T1"> </text:span><text:span text:style-name="T12">y i</text:span><text:span text:style-name="T27">d</text:span><text:span text:style-name="T26">_</text:span><text:span text:style-name="T27">contenVisua</text:span><text:span text:style-name="T28">l</text:span><text:span text:style-name="T1">) </text:span></text:p>
      <text:p text:style-name="P15">C.P:<text:span text:style-name="T12">num_linea</text:span></text:p>
      <text:p text:style-name="P19">C.Aj<text:span text:style-name="T1">:</text:span><text:span text:style-name="T12">num_Factura → Factura(</text:span><text:span text:style-name="T2">numero_factura</text:span><text:span text:style-name="T12">) y </text:span><text:span text:style-name="T27">id</text:span><text:span text:style-name="T26">_</text:span><text:span text:style-name="T27">contentVisua</text:span><text:span text:style-name="T26">→ </text:span><text:span text:style-name="T27">id(Contenido</text:span></text:p>
      <text:p text:style-name="P27"><text:span text:style-name="T27">Visual)</text:span></text:p>
      <text:p text:style-name="P20"><text:span text:style-name="T32">V.N.N: </text:span><text:span text:style-name="T12">num_Factura</text:span><text:span text:style-name="T2"> </text:span><text:span text:style-name="T12">y i</text:span><text:span text:style-name="T27">d</text:span><text:span text:style-name="T26">_</text:span><text:span text:style-name="T27">contenVisua</text:span><text:span text:style-name="T28">l</text:span></text:p>
      <text:p text:style-name="P20"><text:span text:style-name="T27"/></text:p>
      <text:p text:style-name="P20"><text:span text:style-name="T27"/></text:p>
      <text:p text:style-name="P6"><text:span text:style-name="T17">Aclaración: valoración_media→ Valoración de todos los usuarios</text:span></text:p>
      <text:p text:style-name="P8">Contenido Audiovisual: <text:span text:style-name="T1">( género, fecha_estreno,duración, titulo,</text:span></text:p>
      <text:p text:style-name="P5"><text:span text:style-name="T35">precio_Tarifa</text:span> , descripción, <text:span text:style-name="T21">valoración_media</text:span>, nombre_directo<text:span text:style-name="T20">r,version_idioma</text:span> )</text:p>
      <text:p text:style-name="P17">C.P: <text:span text:style-name="T2">id </text:span><text:span text:style-name="T15">y id_Tarifa</text:span></text:p>
      <text:p text:style-name="P21">C.Aj<text:span text:style-name="T1">: </text:span><text:span text:style-name="T15">id_Tarifa</text:span><text:span text:style-name="T8"> → Tarifa(</text:span><text:span text:style-name="T15">id</text:span><text:span text:style-name="T8">) </text:span></text:p>
      <text:p text:style-name="P15"><text:span text:style-name="T32">V.N.N:</text:span><text:span text:style-name="T13">género,titulo,duracion,nombre_director,precio_Tarifa,version_idioma </text:span><text:span text:style-name="T15">y</text:span></text:p>
      <text:p text:style-name="P32"><text:span text:style-name="T15">i</text:span><text:span text:style-name="T1">d_Tarifa</text:span></text:p>
      <text:p text:style-name="P10"><text:span text:style-name="T18"/></text:p>
      <text:p text:style-name="P10"><text:span text:style-name="T18"/></text:p>
      <text:p text:style-name="P36">Tarifa<text:span text:style-name="T1">:</text:span><text:span text:style-name="T15">(incremento)</text:span></text:p>
      <text:p text:style-name="P16">C.P:<text:span text:style-name="T15">id</text:span></text:p>
      <text:p text:style-name="P32">V.N.N<text:span text:style-name="T1">:incremento</text:span></text:p>
      <text:p text:style-name="P37"><text:soft-page-break/></text:p>
      <text:p text:style-name="P37"/>
      <text:p text:style-name="P36">Actor:<text:span text:style-name="T7">(nombre,apellidos)</text:span></text:p>
      <text:p text:style-name="P16">C.P:<text:span text:style-name="T7">dni</text:span></text:p>
      <text:p text:style-name="P39">V.N.N:<text:span text:style-name="T1">nombre y apellidos</text:span></text:p>
      <text:p text:style-name="P39"/>
      <text:p text:style-name="P39"/>
      <text:p text:style-name="P39"/>
      <text:p text:style-name="P38">Actuación_ContenAudiovi:<text:span text:style-name="T1">()</text:span></text:p>
      <text:p text:style-name="P16">C.P:<text:span text:style-name="T7">dni y id</text:span></text:p>
      <text:p text:style-name="P16">C.Aj<text:span text:style-name="T1">: </text:span><text:span text:style-name="T7">id_contenido → Contenido Audiovisual(id) y dni_actor → Actor(dni)</text:span></text:p>
      <text:p text:style-name="P7"/>
      <text:p text:style-name="P3"/>
      <text:p text:style-name="P35"><text:span text:style-name="T1">Las entidades <text:s/></text:span>Película, Capítulos y Corto<text:span text:style-name="T1"> heredan de la super clase </text:span></text:p>
      <text:p text:style-name="P35">Contenido Audiovisual <text:span text:style-name="T1">t</text:span><text:span text:style-name="T6">odos los atributos.</text:span></text:p>
      <text:p text:style-name="P2"/>
      <text:p text:style-name="P2">Película: <text:span text:style-name="T1">(disponible_hasta) </text:span></text:p>
      <text:p text:style-name="P13">C.P: <text:span text:style-name="T1">id</text:span></text:p>
      <text:p text:style-name="P13">C.Aj<text:span text:style-name="T1">: id_conteAudio → Contenido Audiovisual( id)</text:span></text:p>
      <text:p text:style-name="P30">V.N.N:<text:span text:style-name="T1"> </text:span><text:span text:style-name="T2">disponible_hasta</text:span></text:p>
      <text:p text:style-name="P2"/>
      <text:p text:style-name="P2"/>
      <text:p text:style-name="P2">Capítulo: <text:span text:style-name="T1">(disponible_desde,</text:span><text:span text:style-name="T4">titulo_Serie,</text:span><text:span text:style-name="T5">temporada</text:span><text:span text:style-name="T1">)</text:span></text:p>
      <text:p text:style-name="P13">C.P: <text:span text:style-name="T1">id</text:span></text:p>
      <text:p text:style-name="P22">C.Aj<text:span text:style-name="T1">: id_conteAudio → Contenido Audiovisual( id) </text:span><text:span text:style-name="T16">y</text:span></text:p>
      <text:p text:style-name="P22"><text:span text:style-name="T1"><text:s/></text:span><text:span text:style-name="T4">titulo_Serie</text:span><text:span text:style-name="T1"> → Serie ( </text:span><text:span text:style-name="T2">título</text:span><text:span text:style-name="T1">)</text:span></text:p>
      <text:p text:style-name="P29">V.N.N<text:span text:style-name="T1">: temporada,</text:span><text:span text:style-name="T8"> </text:span><text:span text:style-name="T4">titulo_Serie</text:span><text:span text:style-name="T9"> </text:span><text:span text:style-name="T16">y disponible_desde</text:span></text:p>
      <text:p text:style-name="P13"><text:span text:style-name="T1"/></text:p>
      <text:p text:style-name="P13"><text:span text:style-name="T1"/></text:p>
      <text:p text:style-name="P2">Serie: <text:span text:style-name="T1">()</text:span></text:p>
      <text:p text:style-name="P13">C.P<text:span text:style-name="T1">: id y <text:s/></text:span><text:span text:style-name="T2">título</text:span></text:p>
      <text:p text:style-name="P13"><text:span text:style-name="T22">C.Aj:</text:span><text:span text:style-name="T2"> id_conteAudio → Contenido Audiovisual( id)</text:span></text:p>
      <text:p text:style-name="P2"><text:span text:style-name="T1"/></text:p>
      <text:p text:style-name="P2"><text:span text:style-name="T1"/></text:p>
      <text:p text:style-name="P2">Corto: <text:span text:style-name="T1">() </text:span></text:p>
      <text:p text:style-name="P14">C.P: <text:span text:style-name="T1">id</text:span></text:p>
      <text:p text:style-name="P14">C.Aj<text:span text:style-name="T1">: id_conteAudio → Contenido Audiovisual( id)</text:span></text:p>
      <text:p text:style-name="P1"><text:span text:style-name="T2"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4T03:19:01.967000000</meta:creation-date>
    <dc:date>2024-05-14T18:43:24.804616793</dc:date>
    <meta:editing-duration>PT49M7S</meta:editing-duration>
    <meta:editing-cycles>3</meta:editing-cycles>
    <meta:generator>LibreOffice/7.0.4.2$Linux_X86_64 LibreOffice_project/00$Build-2</meta:generator>
    <meta:document-statistic meta:table-count="0" meta:image-count="0" meta:object-count="0" meta:page-count="2" meta:paragraph-count="61" meta:word-count="221" meta:character-count="2007" meta:non-whitespace-character-count="1838"/>
  </office:meta>
</office:document-meta>
</file>